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2.076cm"/>
    </style:style>
    <style:style style:name="ro1" style:family="table-row">
      <style:table-row-properties style:row-height="0.474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10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start" fo:margin-left="0cm" style:writing-mode="page"/>
    </style:style>
    <style:style style:name="ce12" style:family="table-cell" style:parent-style-name="Excel_20_Built-in_20_Normal">
      <style:table-cell-properties fo:border-bottom="0.035cm solid #000000" fo:background-color="#ff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ff000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88cm solid #000000" fo:background-color="#ff000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Percent" style:data-style-name="N8011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fo:border-left="0.035cm solid #000000" fo:border-right="0.088cm solid #000000" style:rotation-align="none" fo:border-top="0.035cm solid #000000"/>
    </style:style>
    <style:style style:name="ce18" style:family="table-cell" style:parent-style-name="Excel_20_Built-in_20_Normal">
      <style:table-cell-properties fo:border-bottom="0.088cm solid #000000" style:diagonal-bl-tr="none" style:diagonal-tl-br="none" fo:border-left="0.035cm solid #000000" fo:border-right="0.088cm solid #000000" style:rotation-align="none" fo:border-top="0.035cm solid #000000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fo:background-color="#ff0000" style:diagonal-bl-tr="none" style:diagonal-tl-br="none" fo:border-left="0.035cm solid #000000" fo:border-right="0.035cm solid #000000" style:rotation-align="none" fo:border-top="none"/>
    </style:style>
    <style:style style:name="ce21" style:family="table-cell" style:parent-style-name="Excel_20_Built-in_20_Normal">
      <style:table-cell-properties fo:background-color="#ff0000" style:diagonal-bl-tr="none" style:diagonal-tl-br="none" fo:border="0.035cm solid #000000" style:rotation-align="none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141cm solid #000000" style:direction="ltr" fo:border-right="0.141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141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fo:background-color="#ff0000" style:diagonal-bl-tr="none" style:diagonal-tl-br="none" fo:border-left="0.035cm solid #000000" fo:border-right="0.035cm solid #000000" style:rotation-align="none" fo:border-top="0.141cm solid #000000"/>
    </style:style>
    <style:style style:name="ce28" style:family="table-cell" style:parent-style-name="Excel_20_Built-in_20_Normal">
      <style:table-cell-properties fo:background-color="transparent"/>
    </style:style>
    <style:style style:name="ce29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000000" fo:border-right="0.035cm solid #000000" style:rotation-align="none" fo:border-top="0.141cm solid #000000"/>
    </style:style>
    <style:style style:name="ce3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0.141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rotation-align="non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9" table:default-cell-style-name="Excel_20_Built-in_20_Normal"/>
        <table:table-column table:style-name="co1" table:default-cell-style-name="Excel_20_Built-in_20_Normal"/>
        <table:table-column table:style-name="co2" table:number-columns-repeated="9" table:default-cell-style-name="Excel_20_Built-in_20_Normal"/>
        <table:table-column table:style-name="co1" table:default-cell-style-name="Excel_20_Built-in_20_Normal"/>
        <table:table-column table:style-name="co2" table:number-columns-repeated="11" table:default-cell-style-name="Excel_20_Built-in_20_Normal"/>
        <table:table-column table:style-name="co1" table:default-cell-style-name="Excel_20_Built-in_20_Normal"/>
        <table:table-column table:style-name="co2" table:number-columns-repeated="9" table:default-cell-style-name="Excel_20_Built-in_20_Normal"/>
        <table:table-column table:style-name="co1" table:default-cell-style-name="Excel_20_Built-in_20_Normal"/>
        <table:table-column table:style-name="co2" table:number-columns-repeated="981" table:default-cell-style-name="Excel_20_Built-in_20_Normal"/>
        <table:table-row table:style-name="ro1">
          <table:table-cell table:style-name="ce1" office:value-type="string" table:number-columns-spanned="5" table:number-rows-spanned="1">
            <text:p>Aimez-vous avoir des publicités sur Internet ou cela vous gène-t-il ? </text:p>
          </table:table-cell>
          <table:covered-table-cell table:number-columns-repeated="3" table:style-name="ce6"/>
          <table:covered-table-cell table:style-name="ce15"/>
          <table:table-cell table:number-columns-repeated="5"/>
          <table:table-cell table:style-name="ce1" office:value-type="string" table:number-columns-spanned="6" table:number-rows-spanned="1">
            <text:p>Avoir des publicités ciblées sur un site vous incite-t-il à cliquer dessus ? </text:p>
          </table:table-cell>
          <table:covered-table-cell table:number-columns-repeated="4" table:style-name="ce8"/>
          <table:covered-table-cell table:style-name="ce19"/>
          <table:table-cell table:number-columns-repeated="4"/>
          <table:table-cell table:style-name="ce32" office:value-type="string" table:number-columns-spanned="9" table:number-rows-spanned="1">
            <text:p>Faites-vous attention aux données personnelles que vous envoyez sur un réseau social ou lors d'une inscription sur un site ? </text:p>
          </table:table-cell>
          <table:covered-table-cell table:number-columns-repeated="2" table:style-name="ce33"/>
          <table:covered-table-cell table:number-columns-repeated="5" table:style-name="ce8"/>
          <table:covered-table-cell table:style-name="ce19"/>
          <table:table-cell table:number-columns-repeated="3"/>
          <table:table-cell table:style-name="ce32" office:value-type="string" table:number-columns-spanned="9" table:number-rows-spanned="1">
            <text:p>Un Internet sans publicités coûterait à chaque internaute 170€ par an et par utilisateur, cela vous choque-t-il ? </text:p>
          </table:table-cell>
          <table:covered-table-cell table:number-columns-repeated="2" table:style-name="ce33"/>
          <table:covered-table-cell table:number-columns-repeated="5" table:style-name="ce8"/>
          <table:covered-table-cell table:style-name="ce19"/>
          <table:table-cell/>
          <table:table-cell table:style-name="ce32" office:value-type="string" table:number-columns-spanned="6" table:number-rows-spanned="1">
            <text:p>Seriez-vous prêts à payer autant pour ne pas avoir de publicités ? </text:p>
          </table:table-cell>
          <table:covered-table-cell table:number-columns-repeated="2" table:style-name="ce33"/>
          <table:covered-table-cell table:number-columns-repeated="2" table:style-name="ce8"/>
          <table:covered-table-cell table:style-name="ce19"/>
          <table:table-cell table:number-columns-repeated="976"/>
        </table:table-row>
        <table:table-row table:style-name="ro1">
          <table:table-cell table:style-name="ce2" office:value-type="string" table:number-columns-spanned="3" table:number-rows-spanned="1">
            <text:p>Cela me gène</text:p>
          </table:table-cell>
          <table:covered-table-cell table:style-name="ce7"/>
          <table:covered-table-cell table:style-name="ce11"/>
          <table:table-cell table:style-name="ce12" office:value-type="float" office:value="101">
            <text:p>101</text:p>
          </table:table-cell>
          <table:table-cell table:style-name="ce16" table:formula="of:=([.D2]/[.D$5])*100" office:value-type="percentage" office:value="83.4710743801653">
            <text:p>8347,11%</text:p>
          </table:table-cell>
          <table:table-cell table:number-columns-repeated="5"/>
          <table:table-cell table:style-name="ce9" office:value-type="string">
            <text:p>Oui</text:p>
          </table:table-cell>
          <table:table-cell table:style-name="ce20" office:value-type="float" office:value="26">
            <text:p>26</text:p>
          </table:table-cell>
          <table:table-cell table:style-name="ce9" table:formula="of:=([.L2]/[.L$5])*100" office:value-type="float" office:value="21.4876033057851">
            <text:p>21,4876033058</text:p>
          </table:table-cell>
          <table:table-cell table:number-columns-repeated="7"/>
          <table:table-cell table:style-name="ce10" office:value-type="string">
            <text:p>Oui</text:p>
          </table:table-cell>
          <table:table-cell table:style-name="ce21" office:value-type="float" office:value="98">
            <text:p>98</text:p>
          </table:table-cell>
          <table:table-cell table:style-name="ce10" table:formula="of:=([.V2]/121)*100" office:value-type="float" office:value="80.9917355371901">
            <text:p>80,9917355372</text:p>
          </table:table-cell>
          <table:table-cell table:number-columns-repeated="9"/>
          <table:table-cell table:style-name="ce10" office:value-type="string">
            <text:p>Oui </text:p>
          </table:table-cell>
          <table:table-cell table:style-name="ce21" table:formula="of:=121-58-6" office:value-type="float" office:value="57">
            <text:p>57</text:p>
          </table:table-cell>
          <table:table-cell table:style-name="ce10" table:formula="of:=([.AH2]/[.AH$5])*100" office:value-type="float" office:value="47.1074380165289">
            <text:p>47,1074380165</text:p>
          </table:table-cell>
          <table:table-cell table:number-columns-repeated="7"/>
          <table:table-cell table:style-name="ce10" office:value-type="string">
            <text:p>Oui</text:p>
          </table:table-cell>
          <table:table-cell table:style-name="ce21" office:value-type="float" office:value="13">
            <text:p>13</text:p>
          </table:table-cell>
          <table:table-cell table:style-name="ce10" table:formula="of:=([.AR2]/[.AR$5])*100" office:value-type="float" office:value="10.7438016528926">
            <text:p>10,7438016529</text:p>
          </table:table-cell>
          <table:table-cell table:number-columns-repeated="979"/>
        </table:table-row>
        <table:table-row table:style-name="ro1">
          <table:table-cell table:style-name="ce2" office:value-type="string" table:number-columns-spanned="3" table:number-rows-spanned="1">
            <text:p>Ne se prononce pas</text:p>
          </table:table-cell>
          <table:covered-table-cell table:style-name="ce7"/>
          <table:covered-table-cell table:style-name="ce11"/>
          <table:table-cell table:style-name="ce13" office:value-type="float" office:value="13">
            <text:p>13</text:p>
          </table:table-cell>
          <table:table-cell table:style-name="ce17" table:formula="of:=([.D3]/[.D$5])*100" office:value-type="float" office:value="10.7438016528926">
            <text:p>10,7438016529</text:p>
          </table:table-cell>
          <table:table-cell table:number-columns-repeated="5"/>
          <table:table-cell table:style-name="ce10" office:value-type="string">
            <text:p>Non</text:p>
          </table:table-cell>
          <table:table-cell table:style-name="ce21" office:value-type="float" office:value="91">
            <text:p>91</text:p>
          </table:table-cell>
          <table:table-cell table:style-name="ce10" table:formula="of:=([.L3]/[.L$5])*100" office:value-type="float" office:value="75.2066115702479">
            <text:p>75,2066115702</text:p>
          </table:table-cell>
          <table:table-cell table:number-columns-repeated="7"/>
          <table:table-cell table:style-name="ce10" office:value-type="string">
            <text:p>Non</text:p>
          </table:table-cell>
          <table:table-cell table:style-name="ce21" office:value-type="float" office:value="21">
            <text:p>21</text:p>
          </table:table-cell>
          <table:table-cell table:style-name="ce10" table:formula="of:=([.V3]/121)*100" office:value-type="float" office:value="17.3553719008264">
            <text:p>17,3553719008</text:p>
          </table:table-cell>
          <table:table-cell table:number-columns-repeated="9"/>
          <table:table-cell table:style-name="ce10" office:value-type="string">
            <text:p>Non</text:p>
          </table:table-cell>
          <table:table-cell table:style-name="ce21" office:value-type="float" office:value="58">
            <text:p>58</text:p>
          </table:table-cell>
          <table:table-cell table:style-name="ce10" table:formula="of:=([.AH3]/[.AH$5])*100" office:value-type="float" office:value="47.9338842975207">
            <text:p>47,9338842975</text:p>
          </table:table-cell>
          <table:table-cell table:number-columns-repeated="7"/>
          <table:table-cell table:style-name="ce10" office:value-type="string">
            <text:p>Non</text:p>
          </table:table-cell>
          <table:table-cell table:style-name="ce21" office:value-type="float" office:value="101">
            <text:p>101</text:p>
          </table:table-cell>
          <table:table-cell table:style-name="ce10" table:formula="of:=([.AR3]/[.AR$5])*100" office:value-type="float" office:value="83.4710743801653">
            <text:p>83,4710743802</text:p>
          </table:table-cell>
          <table:table-cell table:number-columns-repeated="979"/>
        </table:table-row>
        <table:table-row table:style-name="ro1">
          <table:table-cell table:style-name="ce2" office:value-type="string" table:number-columns-spanned="3" table:number-rows-spanned="1">
            <text:p>J'aime en avoir</text:p>
          </table:table-cell>
          <table:covered-table-cell table:style-name="ce7"/>
          <table:covered-table-cell table:style-name="ce11"/>
          <table:table-cell table:style-name="ce13" office:value-type="float" office:value="7">
            <text:p>7</text:p>
          </table:table-cell>
          <table:table-cell table:style-name="ce17" table:formula="of:=([.D4]/[.D$5])*100" office:value-type="float" office:value="5.78512396694215">
            <text:p>5,7851239669</text:p>
          </table:table-cell>
          <table:table-cell table:number-columns-repeated="5"/>
          <table:table-cell table:style-name="ce10" office:value-type="string">
            <text:p>Ne se prononce pas</text:p>
          </table:table-cell>
          <table:table-cell table:style-name="ce21" office:value-type="float" office:value="4">
            <text:p>4</text:p>
          </table:table-cell>
          <table:table-cell table:style-name="ce10" table:formula="of:=([.L4]/[.L$5])*100" office:value-type="float" office:value="3.30578512396694">
            <text:p>3,305785124</text:p>
          </table:table-cell>
          <table:table-cell table:number-columns-repeated="7"/>
          <table:table-cell table:style-name="ce10" office:value-type="string">
            <text:p>Ne se prononce pas</text:p>
          </table:table-cell>
          <table:table-cell table:style-name="ce21" office:value-type="float" office:value="2">
            <text:p>2</text:p>
          </table:table-cell>
          <table:table-cell table:style-name="ce10" table:formula="of:=([.V4]/121)*100" office:value-type="float" office:value="1.65289256198347">
            <text:p>1,652892562</text:p>
          </table:table-cell>
          <table:table-cell table:number-columns-repeated="9"/>
          <table:table-cell table:style-name="ce10" office:value-type="string">
            <text:p>Ne se prononce pas</text:p>
          </table:table-cell>
          <table:table-cell table:style-name="ce21" office:value-type="float" office:value="6">
            <text:p>6</text:p>
          </table:table-cell>
          <table:table-cell table:style-name="ce10" table:formula="of:=([.AH4]/[.AH$5])*100" office:value-type="float" office:value="4.95867768595041">
            <text:p>4,958677686</text:p>
          </table:table-cell>
          <table:table-cell table:number-columns-repeated="7"/>
          <table:table-cell table:style-name="ce10" office:value-type="string">
            <text:p>Ne se prononce pas</text:p>
          </table:table-cell>
          <table:table-cell table:style-name="ce21" office:value-type="float" office:value="7">
            <text:p>7</text:p>
          </table:table-cell>
          <table:table-cell table:style-name="ce10" table:formula="of:=([.AR4]/[.AR$5])*100" office:value-type="float" office:value="5.78512396694215">
            <text:p>5,7851239669</text:p>
          </table:table-cell>
          <table:table-cell table:number-columns-repeated="979"/>
        </table:table-row>
        <table:table-row table:style-name="ro1">
          <table:table-cell table:style-name="ce2" office:value-type="string" table:number-columns-spanned="3" table:number-rows-spanned="1">
            <text:p>Total</text:p>
          </table:table-cell>
          <table:covered-table-cell table:style-name="ce7"/>
          <table:covered-table-cell table:style-name="ce11"/>
          <table:table-cell table:style-name="ce14" table:formula="of:=[.D2]+[.D3]+[.D4]" office:value-type="float" office:value="121">
            <text:p>121</text:p>
          </table:table-cell>
          <table:table-cell table:style-name="ce18" table:formula="of:=[.E2]+[.E3]+[.E4]" office:value-type="percentage" office:value="100">
            <text:p>10000,00%</text:p>
          </table:table-cell>
          <table:table-cell table:number-columns-repeated="5"/>
          <table:table-cell table:style-name="ce10" office:value-type="string">
            <text:p>Total</text:p>
          </table:table-cell>
          <table:table-cell table:style-name="ce21" table:formula="of:=[.L2]+[.L3]+[.L4]" office:value-type="float" office:value="121">
            <text:p>121</text:p>
          </table:table-cell>
          <table:table-cell table:style-name="ce10" table:formula="of:=[.M2]+[.M3]+[.M4]" office:value-type="float" office:value="100">
            <text:p>100</text:p>
          </table:table-cell>
          <table:table-cell table:number-columns-repeated="7"/>
          <table:table-cell table:style-name="ce10" office:value-type="string">
            <text:p>Total</text:p>
          </table:table-cell>
          <table:table-cell table:style-name="ce21" table:formula="of:=[.V2]+[.V3]+[.V4]" office:value-type="float" office:value="121">
            <text:p>121</text:p>
          </table:table-cell>
          <table:table-cell table:style-name="ce10" table:formula="of:=[.W2]+[.W3]+[.W4]" office:value-type="float" office:value="100">
            <text:p>100</text:p>
          </table:table-cell>
          <table:table-cell table:number-columns-repeated="9"/>
          <table:table-cell table:style-name="ce10" office:value-type="string">
            <text:p>Total</text:p>
            <draw:frame table:end-cell-address="Feuil1.AN28" table:end-x="1.189cm" table:end-y="0.131cm" draw:z-index="7" draw:name="Graphique 10" draw:style-name="gr1" draw:text-style-name="P1" svg:width="17.026cm" svg:height="10.575cm" svg:x="0.19cm" svg:y="0.429cm">
              <draw:object draw:notify-on-update-of-ranges="Feuil1.AG2:Feuil1.AG4 Feuil1.AI2:Feuil1.AI4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style-name="ce21" table:formula="of:=[.AH3]+[.AH2]+[.AH4]" office:value-type="float" office:value="121">
            <text:p>121</text:p>
          </table:table-cell>
          <table:table-cell table:style-name="ce10" table:formula="of:=[.AI3]+[.AI2]+[.AI4]" office:value-type="float" office:value="100">
            <text:p>100</text:p>
          </table:table-cell>
          <table:table-cell table:number-columns-repeated="7"/>
          <table:table-cell table:style-name="ce10" office:value-type="string">
            <text:p>Total</text:p>
          </table:table-cell>
          <table:table-cell table:style-name="ce21" table:formula="of:=[.AR2]+[.AR3]+[.AR4]" office:value-type="float" office:value="121">
            <text:p>121</text:p>
          </table:table-cell>
          <table:table-cell table:style-name="ce10" table:formula="of:=[.AS2]+[.AS3]+[.AS4]" office:value-type="float" office:value="100">
            <text:p>100</text:p>
          </table:table-cell>
          <table:table-cell table:number-columns-repeated="979"/>
        </table:table-row>
        <table:table-row table:style-name="ro1">
          <table:table-cell>
            <draw:frame table:end-cell-address="Feuil1.I28" table:end-x="0.344cm" table:end-y="0.288cm" draw:z-index="0" draw:name="Graphique 2" draw:style-name="gr1" draw:text-style-name="P1" svg:width="17.881cm" svg:height="10.554cm" svg:x="0.557cm" svg:y="0.134cm">
              <draw:object draw:notify-on-update-of-ranges="Feuil1.A2:Feuil1.A4 Feuil1.E2:Feuil1.E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>
            <draw:frame table:end-cell-address="Feuil1.S28" table:end-x="1.344cm" table:end-y="0.394cm" draw:z-index="1" draw:name="Graphique 3" draw:style-name="gr1" draw:text-style-name="P1" svg:width="19.073cm" svg:height="10.739cm" svg:x="0.366cm" svg:y="0.055cm">
              <draw:object draw:notify-on-update-of-ranges="Feuil1.K2:Feuil1.K4 Feuil1.M2:Feuil1.M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>
            <draw:frame table:end-cell-address="Feuil1.AC28" table:end-x="1.186cm" table:end-y="0.024cm" draw:z-index="2" draw:name="Graphique 4" draw:style-name="gr1" draw:text-style-name="P1" svg:width="19.237cm" svg:height="10.236cm" svg:x="0.044cm" svg:y="0.188cm">
              <draw:object draw:notify-on-update-of-ranges="Feuil1.U2:Feuil1.U4 Feuil1.W2:Feuil1.W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0"/>
          <table:table-cell>
            <draw:frame table:end-cell-address="Feuil1.AY25" table:end-x="1.317cm" table:end-y="0.424cm" draw:z-index="8" draw:name="Graphique 11" draw:style-name="gr1" draw:text-style-name="P1" svg:width="19.633cm" svg:height="9.339cm" svg:x="1.847cm" svg:y="0.067cm">
              <draw:object draw:notify-on-update-of-ranges="Feuil1.AQ2:Feuil1.AQ4 Feuil1.AS2:Feuil1.AS4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/>
          <table:table-cell table:style-name="ce3"/>
          <table:table-cell table:number-columns-repeated="980"/>
        </table:table-row>
        <table:table-row table:style-name="ro1" table:number-rows-repeated="2">
          <table:table-cell table:number-columns-repeated="43"/>
          <table:table-cell table:style-name="ce3"/>
          <table:table-cell table:number-columns-repeated="980"/>
        </table:table-row>
        <table:table-row table:style-name="ro1">
          <table:table-cell table:style-name="ce3"/>
          <table:table-cell table:number-columns-repeated="42"/>
          <table:table-cell table:style-name="ce3"/>
          <table:table-cell table:number-columns-repeated="980"/>
        </table:table-row>
        <table:table-row table:style-name="ro1" table:number-rows-repeated="2">
          <table:table-cell table:style-name="ce3"/>
          <table:table-cell table:number-columns-repeated="21"/>
          <table:table-cell table:style-name="ce3"/>
          <table:table-cell table:number-columns-repeated="20"/>
          <table:table-cell table:style-name="ce3"/>
          <table:table-cell table:number-columns-repeated="980"/>
        </table:table-row>
        <table:table-row table:style-name="ro1" table:number-rows-repeated="19">
          <table:table-cell table:style-name="ce3"/>
          <table:table-cell table:number-columns-repeated="10"/>
          <table:table-cell table:style-name="ce22"/>
          <table:table-cell table:number-columns-repeated="10"/>
          <table:table-cell table:style-name="ce3"/>
          <table:table-cell table:number-columns-repeated="20"/>
          <table:table-cell table:style-name="ce3"/>
          <table:table-cell table:number-columns-repeated="980"/>
        </table:table-row>
        <table:table-row table:style-name="ro1">
          <table:table-cell table:style-name="ce3"/>
          <table:table-cell table:number-columns-repeated="10"/>
          <table:table-cell table:style-name="ce22"/>
          <table:table-cell table:number-columns-repeated="19"/>
          <table:table-cell table:style-name="ce1" office:value-type="string" table:number-columns-spanned="3" table:number-rows-spanned="1">
            <text:p>Si oui, lequel ?</text:p>
          </table:table-cell>
          <table:covered-table-cell table:style-name="ce8"/>
          <table:covered-table-cell table:style-name="ce19"/>
          <table:table-cell table:number-columns-repeated="9"/>
          <table:table-cell table:style-name="ce3"/>
          <table:table-cell table:number-columns-repeated="980"/>
        </table:table-row>
        <table:table-row table:style-name="ro1">
          <table:table-cell table:style-name="ce1" office:value-type="string" table:number-columns-spanned="10" table:number-rows-spanned="1">
            <text:p>Vous préoccupez-vous du traçage de vos données personnelles sur un réseau social tel que Facebook ou Twitter et l'utilisation de celles-ci ?</text:p>
          </table:table-cell>
          <table:covered-table-cell table:number-columns-repeated="8" table:style-name="ce8"/>
          <table:covered-table-cell table:style-name="ce19"/>
          <table:table-cell/>
          <table:table-cell table:style-name="ce23" office:value-type="string" table:number-columns-spanned="5" table:number-rows-spanned="1">
            <text:p>Utilisez-vous un logiciel effaceur de cookies (tel que CCleaner) ?</text:p>
          </table:table-cell>
          <table:covered-table-cell table:number-columns-repeated="2" table:style-name="ce26"/>
          <table:covered-table-cell table:style-name="ce30"/>
          <table:covered-table-cell table:style-name="ce31"/>
          <table:table-cell table:number-columns-repeated="5"/>
          <table:table-cell table:style-name="ce32" office:value-type="string" table:number-columns-spanned="4" table:number-rows-spanned="1">
            <text:p>Utilisez-vous un bloqueur de publicités sur Internet ? </text:p>
          </table:table-cell>
          <table:covered-table-cell table:number-columns-repeated="2" table:style-name="ce33"/>
          <table:covered-table-cell table:style-name="ce19"/>
          <table:table-cell table:number-columns-repeated="6"/>
          <table:table-cell table:style-name="ce9" office:value-type="string">
            <text:p>AdBlock</text:p>
          </table:table-cell>
          <table:table-cell table:style-name="ce9" office:value-type="float" office:value="70">
            <text:p>70</text:p>
          </table:table-cell>
          <table:table-cell table:style-name="ce9" table:formula="of:=([.AG32]/[.AG$35])*100" office:value-type="float" office:value="87.5">
            <text:p>87,5</text:p>
          </table:table-cell>
          <table:table-cell table:number-columns-repeated="9"/>
          <table:table-cell table:style-name="ce3"/>
          <table:table-cell table:number-columns-repeated="980"/>
        </table:table-row>
        <table:table-row table:style-name="ro1">
          <table:table-cell table:style-name="ce4" office:value-type="string">
            <text:p>Oui </text:p>
          </table:table-cell>
          <table:table-cell table:style-name="ce9" office:value-type="float" office:value="87">
            <text:p>87</text:p>
          </table:table-cell>
          <table:table-cell table:style-name="ce9" table:formula="of:=([.B33]/[.B$35])*100" office:value-type="float" office:value="71.900826446281">
            <text:p>71,9008264463</text:p>
          </table:table-cell>
          <table:table-cell table:number-columns-repeated="8"/>
          <table:table-cell table:style-name="ce24" office:value-type="string">
            <text:p>Oui</text:p>
          </table:table-cell>
          <table:table-cell table:style-name="ce27" office:value-type="float" office:value="82">
            <text:p>82</text:p>
          </table:table-cell>
          <table:table-cell table:style-name="ce29" table:formula="of:=([.M33]/[.M$35])*100" office:value-type="float" office:value="67.7685950413223">
            <text:p>67,7685950413</text:p>
          </table:table-cell>
          <table:table-cell table:number-columns-repeated="7"/>
          <table:table-cell table:style-name="ce10" office:value-type="string">
            <text:p>Oui</text:p>
          </table:table-cell>
          <table:table-cell table:style-name="ce34" office:value-type="float" office:value="94">
            <text:p>94</text:p>
          </table:table-cell>
          <table:table-cell table:style-name="ce10" table:formula="of:=([.W33]/[.W$35])*100" office:value-type="float" office:value="77.6859504132231">
            <text:p>77,6859504132</text:p>
          </table:table-cell>
          <table:table-cell table:number-columns-repeated="7"/>
          <table:table-cell table:style-name="ce10" office:value-type="string">
            <text:p>ABP</text:p>
          </table:table-cell>
          <table:table-cell table:style-name="ce10" office:value-type="float" office:value="5">
            <text:p>5</text:p>
          </table:table-cell>
          <table:table-cell table:style-name="ce9" table:formula="of:=([.AG33]/[.AG$35])*100" office:value-type="float" office:value="6.25">
            <text:p>6,25</text:p>
          </table:table-cell>
          <table:table-cell table:number-columns-repeated="9"/>
          <table:table-cell table:style-name="ce3"/>
          <table:table-cell table:number-columns-repeated="980"/>
        </table:table-row>
        <table:table-row table:style-name="ro1">
          <table:table-cell table:style-name="ce5" office:value-type="string">
            <text:p>Non</text:p>
          </table:table-cell>
          <table:table-cell table:style-name="ce10" office:value-type="float" office:value="34">
            <text:p>34</text:p>
          </table:table-cell>
          <table:table-cell table:style-name="ce10" table:formula="of:=([.B34]/[.B$35])*100" office:value-type="float" office:value="28.099173553719">
            <text:p>28,0991735537</text:p>
          </table:table-cell>
          <table:table-cell table:number-columns-repeated="8"/>
          <table:table-cell table:style-name="ce25" office:value-type="string">
            <text:p>Non</text:p>
          </table:table-cell>
          <table:table-cell table:style-name="ce21" office:value-type="float" office:value="39">
            <text:p>39</text:p>
          </table:table-cell>
          <table:table-cell table:style-name="ce10" table:formula="of:=([.M34]/[.M$35])*100" office:value-type="float" office:value="32.2314049586777">
            <text:p>32,2314049587</text:p>
          </table:table-cell>
          <table:table-cell table:number-columns-repeated="7"/>
          <table:table-cell table:style-name="ce10" office:value-type="string">
            <text:p>Non</text:p>
          </table:table-cell>
          <table:table-cell table:style-name="ce34" office:value-type="float" office:value="27">
            <text:p>27</text:p>
          </table:table-cell>
          <table:table-cell table:style-name="ce10" table:formula="of:=([.W34]/[.W$35])*100" office:value-type="float" office:value="22.3140495867769">
            <text:p>22,3140495868</text:p>
          </table:table-cell>
          <table:table-cell table:number-columns-repeated="7"/>
          <table:table-cell table:style-name="ce10" office:value-type="string">
            <text:p>Autre</text:p>
          </table:table-cell>
          <table:table-cell table:style-name="ce10" office:value-type="float" office:value="5">
            <text:p>5</text:p>
          </table:table-cell>
          <table:table-cell table:style-name="ce9" table:formula="of:=([.AG34]/[.AG$35])*100" office:value-type="float" office:value="6.25">
            <text:p>6,25</text:p>
          </table:table-cell>
          <table:table-cell table:number-columns-repeated="9"/>
          <table:table-cell table:style-name="ce3"/>
          <table:table-cell table:number-columns-repeated="980"/>
        </table:table-row>
        <table:table-row table:style-name="ro1">
          <table:table-cell table:style-name="ce5" office:value-type="string">
            <text:p>Total</text:p>
          </table:table-cell>
          <table:table-cell table:style-name="ce10" table:formula="of:=[.B33]+[.B34]" office:value-type="float" office:value="121">
            <text:p>121</text:p>
          </table:table-cell>
          <table:table-cell table:style-name="ce10" table:formula="of:=[.C33]+[.C34]" office:value-type="float" office:value="100">
            <text:p>100</text:p>
          </table:table-cell>
          <table:table-cell table:number-columns-repeated="8"/>
          <table:table-cell table:style-name="ce25" office:value-type="string">
            <text:p>Total</text:p>
          </table:table-cell>
          <table:table-cell table:style-name="ce21" table:formula="of:=[.M33]+[.M34]" office:value-type="float" office:value="121">
            <text:p>121</text:p>
          </table:table-cell>
          <table:table-cell table:style-name="ce10" table:formula="of:=[.N33]+[.N34]" office:value-type="float" office:value="100">
            <text:p>100</text:p>
          </table:table-cell>
          <table:table-cell table:number-columns-repeated="7"/>
          <table:table-cell table:style-name="ce10" office:value-type="string">
            <text:p>Total</text:p>
          </table:table-cell>
          <table:table-cell table:style-name="ce34" table:formula="of:=[.W33]+[.W34]" office:value-type="float" office:value="121">
            <text:p>121</text:p>
          </table:table-cell>
          <table:table-cell table:style-name="ce10" table:formula="of:=[.X33]+[.X34]" office:value-type="float" office:value="100">
            <text:p>100</text:p>
          </table:table-cell>
          <table:table-cell table:number-columns-repeated="7"/>
          <table:table-cell table:style-name="ce10" office:value-type="string">
            <text:p>Total</text:p>
            <draw:frame table:end-cell-address="Feuil1.AO56" table:end-x="0.18cm" table:end-y="0.077cm" draw:z-index="6" draw:name="Graphique 9" draw:style-name="gr1" draw:text-style-name="P1" svg:width="20.326cm" svg:height="9.598cm" svg:x="0.017cm" svg:y="0.406cm">
              <draw:object draw:notify-on-update-of-ranges="Feuil1.AF32:Feuil1.AF34 Feuil1.AH32:Feuil1.AH34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style-name="ce10" table:formula="of:=[.AG32]+[.AG33]+[.AG34]" office:value-type="float" office:value="80">
            <text:p>80</text:p>
          </table:table-cell>
          <table:table-cell table:style-name="ce10" table:formula="of:=[.AH32]+[.AH33]+[.AH34]" office:value-type="float" office:value="100">
            <text:p>100</text:p>
          </table:table-cell>
          <table:table-cell table:number-columns-repeated="9"/>
          <table:table-cell table:style-name="ce3"/>
          <table:table-cell table:number-columns-repeated="980"/>
        </table:table-row>
        <table:table-row table:style-name="ro1">
          <table:table-cell table:style-name="ce3">
            <draw:frame table:end-cell-address="Feuil1.J60" table:end-x="1cm" table:end-y="0.366cm" draw:z-index="3" draw:name="Graphique 6" draw:style-name="gr1" draw:text-style-name="P1" svg:width="20.982cm" svg:height="11.525cm" svg:x="0.181cm" svg:y="0.187cm">
              <draw:object draw:notify-on-update-of-ranges="Feuil1.A33:Feuil1.A34 Feuil1.C33:Feuil1.C34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  <table:table-cell>
            <draw:frame table:end-cell-address="Feuil1.R56" table:end-x="1.531cm" table:end-y="0.023cm" draw:z-index="4" draw:name="Graphique 7" draw:style-name="gr1" draw:text-style-name="P1" svg:width="14.73cm" svg:height="9.291cm" svg:x="2.828cm" svg:y="0.187cm">
              <draw:object draw:notify-on-update-of-ranges="Feuil1.L33:Feuil1.L34 Feuil1.N33:Feuil1.N3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ce22"/>
          <table:table-cell table:number-columns-repeated="9"/>
          <table:table-cell>
            <draw:frame table:end-cell-address="Feuil1.AC57" table:end-x="0.419cm" table:end-y="0.21cm" draw:z-index="5" draw:name="Graphique 8" draw:style-name="gr1" draw:text-style-name="P1" svg:width="14.822cm" svg:height="10.108cm" svg:x="0.076cm" svg:y="0.029cm">
              <draw:object draw:notify-on-update-of-ranges="Feuil1.V33:Feuil1.V34 Feuil1.X33:Feuil1.X3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style-name="ce3"/>
          <table:table-cell table:number-columns-repeated="20"/>
          <table:table-cell table:style-name="ce3"/>
          <table:table-cell table:number-columns-repeated="980"/>
        </table:table-row>
        <table:table-row table:style-name="ro1">
          <table:table-cell table:style-name="ce3"/>
          <table:table-cell table:number-columns-repeated="6"/>
          <table:table-cell table:style-name="ce3"/>
          <table:table-cell table:number-columns-repeated="3"/>
          <table:table-cell table:style-name="ce22"/>
          <table:table-cell table:number-columns-repeated="10"/>
          <table:table-cell table:style-name="ce3"/>
          <table:table-cell table:number-columns-repeated="20"/>
          <table:table-cell table:style-name="ce3"/>
          <table:table-cell table:number-columns-repeated="980"/>
        </table:table-row>
        <table:table-row table:style-name="ro1" table:number-rows-repeated="90">
          <table:table-cell table:style-name="ce3"/>
          <table:table-cell table:number-columns-repeated="6"/>
          <table:table-cell table:style-name="ce3"/>
          <table:table-cell table:number-columns-repeated="3"/>
          <table:table-cell table:style-name="ce3"/>
          <table:table-cell table:number-columns-repeated="9"/>
          <table:table-cell table:style-name="ce3" table:number-columns-repeated="2"/>
          <table:table-cell table:number-columns-repeated="8"/>
          <table:table-cell table:style-name="ce3"/>
          <table:table-cell table:number-columns-repeated="11"/>
          <table:table-cell table:style-name="ce3"/>
          <table:table-cell table:number-columns-repeated="980"/>
        </table:table-row>
        <table:table-row table:style-name="ro1">
          <table:table-cell table:style-name="ce3"/>
          <table:table-cell table:number-columns-repeated="6"/>
          <table:table-cell table:style-name="ce3"/>
          <table:table-cell table:number-columns-repeated="3"/>
          <table:table-cell table:style-name="ce3"/>
          <table:table-cell table:style-name="ce28"/>
          <table:table-cell table:number-columns-repeated="8"/>
          <table:table-cell table:style-name="ce3" table:number-columns-repeated="2"/>
          <table:table-cell table:number-columns-repeated="8"/>
          <table:table-cell table:style-name="ce3"/>
          <table:table-cell table:number-columns-repeated="11"/>
          <table:table-cell table:style-name="ce3"/>
          <table:table-cell table:number-columns-repeated="980"/>
        </table:table-row>
        <table:table-row table:style-name="ro1">
          <table:table-cell table:style-name="ce3"/>
          <table:table-cell table:number-columns-repeated="6"/>
          <table:table-cell table:style-name="ce3"/>
          <table:table-cell table:number-columns-repeated="3"/>
          <table:table-cell table:style-name="ce3"/>
          <table:table-cell table:style-name="ce28"/>
          <table:table-cell table:number-columns-repeated="8"/>
          <table:table-cell table:style-name="ce3" table:number-columns-repeated="2"/>
          <table:table-cell table:number-columns-repeated="8"/>
          <table:table-cell table:style-name="ce3"/>
          <table:table-cell table:number-columns-repeated="992"/>
        </table:table-row>
        <table:table-row table:style-name="ro1">
          <table:table-cell table:number-columns-repeated="7"/>
          <table:table-cell table:style-name="ce3"/>
          <table:table-cell table:number-columns-repeated="3"/>
          <table:table-cell table:style-name="ce3"/>
          <table:table-cell table:style-name="ce28"/>
          <table:table-cell table:number-columns-repeated="8"/>
          <table:table-cell table:style-name="ce3" table:number-columns-repeated="2"/>
          <table:table-cell table:number-columns-repeated="8"/>
          <table:table-cell table:style-name="ce3"/>
          <table:table-cell table:number-columns-repeated="992"/>
        </table:table-row>
        <table:table-row table:style-name="ro1" table:number-rows-repeated="11">
          <table:table-cell table:number-columns-repeated="7"/>
          <table:table-cell table:style-name="ce3"/>
          <table:table-cell table:number-columns-repeated="3"/>
          <table:table-cell table:style-name="ce3"/>
          <table:table-cell table:style-name="ce28"/>
          <table:table-cell table:number-columns-repeated="8"/>
          <table:table-cell table:style-name="ce3"/>
          <table:table-cell table:number-columns-repeated="9"/>
          <table:table-cell table:style-name="ce3"/>
          <table:table-cell table:number-columns-repeated="992"/>
        </table:table-row>
        <table:table-row table:style-name="ro1" table:number-rows-repeated="16">
          <table:table-cell table:number-columns-repeated="7"/>
          <table:table-cell table:style-name="ce3"/>
          <table:table-cell table:number-columns-repeated="3"/>
          <table:table-cell table:style-name="ce3"/>
          <table:table-cell table:number-columns-repeated="9"/>
          <table:table-cell table:style-name="ce3"/>
          <table:table-cell table:number-columns-repeated="9"/>
          <table:table-cell table:style-name="ce3"/>
          <table:table-cell table:number-columns-repeated="992"/>
        </table:table-row>
        <table:table-row table:style-name="ro1">
          <table:table-cell table:number-columns-repeated="11"/>
          <table:table-cell table:style-name="ce3"/>
          <table:table-cell table:number-columns-repeated="9"/>
          <table:table-cell table:style-name="ce3"/>
          <table:table-cell table:number-columns-repeated="9"/>
          <table:table-cell table:style-name="ce3"/>
          <table:table-cell table:number-columns-repeated="992"/>
        </table:table-row>
        <table:table-row table:style-name="ro1">
          <table:table-cell table:number-columns-repeated="31"/>
          <table:table-cell table:style-name="ce35"/>
          <table:table-cell table:number-columns-repeated="992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 table:print="false">
        <table:table-column table:style-name="co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3" table:print="false">
        <table:table-column table:style-name="co2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8/04/2015</text:date>, <text:time>10:0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8T10:00:35.61</dc:date>
    <meta:generator>OpenOffice/4.0.0$Win32 OpenOffice.org_project/400m3$Build-9702</meta:generator>
    <meta:editing-duration>PT2M45S</meta:editing-duration>
    <meta:editing-cycles>2</meta:editing-cycles>
    <meta:document-statistic meta:table-count="3" meta:cell-count="108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fr" number:country="FR">
      <number:number number:min-integer-digits="1"/>
    </number:number-style>
    <number:percentage-style style:name="N8011" number:language="fr" number:country="FR">
      <number:number number:decimal-places="2" number:min-integer-digits="1"/>
      <number:text>%</number:text>
    </number:percentage-style>
    <style:style style:name="ch1" style:family="chart">
      <style:graphic-properties draw:stroke="none" svg:stroke-width="0.026cm" draw:fill="gradient" draw:fill-gradient-name="msFillGradient_20_1"/>
    </style:style>
    <style:style style:name="ch2" style:family="chart">
      <style:chart-properties chart:auto-position="true"/>
      <style:text-properties fo:color="#000000" fo:font-family="Calibri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treat-empty-cells="leave-gap" chart:data-label-number="percentage" chart:data-label-text="false" chart:data-label-symbol="false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11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8011">
      <style:chart-properties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9pt" style:font-size-asian="9pt" style:font-size-complex="9pt"/>
    </style:style>
    <style:style style:name="ch8" style:family="chart">
      <style:chart-properties chart:solid-type="cuboid"/>
      <style:graphic-properties draw:fill="gradient" draw:fill-color="#4f81bd" draw:fill-gradient-name="msFillGradient_20_2"/>
    </style:style>
    <style:style style:name="ch9" style:family="chart">
      <style:chart-properties chart:solid-type="cuboid"/>
      <style:graphic-properties draw:fill="gradient" draw:fill-color="#c0504d" draw:fill-gradient-name="msFillGradient_20_3"/>
      <style:text-properties fo:font-size="14pt" style:font-size-asian="14pt" style:font-size-complex="14pt"/>
    </style:style>
    <style:style style:name="ch10" style:family="chart">
      <style:chart-properties chart:solid-type="cuboid"/>
      <style:graphic-properties draw:fill="gradient" draw:fill-color="#9bbb59" draw:fill-gradient-name="msFillGradient_20_4"/>
      <style:text-properties fo:font-size="14pt" style:font-size-asian="14pt" style:font-size-complex="14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882cm" svg:height="10.555cm" xlink:href=".." xlink:type="simple" chart:class="chart:circle" chart:style-name="ch1">
        <chart:title svg:x="0.838cm" svg:y="0.347cm" chart:style-name="ch2">
          <text:p>Aimez-vous avoir des publicités sur Internet ou cela vous gène-t-il ?</text:p>
        </chart:title>
        <chart:legend chart:legend-position="bottom" svg:x="5.047cm" svg:y="9.788cm" style:legend-expansion="wide" chart:style-name="ch3"/>
        <chart:plot-area chart:style-name="ch4" table:cell-range-address="Feuil1.A2:Feuil1.A4 Feuil1.E2:Feuil1.E4" chart:data-source-has-labels="column" svg:x="5.579cm" svg:y="1.884cm" svg:width="6.582cm" svg:height="7.347cm">
          <chartooo:coordinate-region svg:x="5.221cm" svg:y="2.572cm" svg:width="7.299cm" svg:height="6.582cm"/>
          <chart:axis chart:dimension="x" chart:name="primary-x" chart:style-name="ch5" chartooo:axis-type="text">
            <chart:categories table:cell-range-address="Feuil1.A2:Feuil1.A4"/>
          </chart:axis>
          <chart:axis chart:dimension="y" chart:name="primary-y" chart:style-name="ch6"/>
          <chart:series chart:style-name="ch7" chart:values-cell-range-address="Feuil1.E2:Feuil1.E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Cela me gène</text:p>
                <draw:g>
                  <svg:desc>Feuil1.A2:Feuil1.A4</svg:desc>
                </draw:g>
              </table:table-cell>
              <table:table-cell office:value-type="float" office:value="83.4710743801653">
                <text:p>83.4710743801653</text:p>
                <draw:g>
                  <svg:desc>Feuil1.E2:Feuil1.E4</svg:desc>
                </draw:g>
              </table:table-cell>
            </table:table-row>
            <table:table-row>
              <table:table-cell office:value-type="string">
                <text:p>Ne se prononce pas</text:p>
              </table:table-cell>
              <table:table-cell office:value-type="float" office:value="10.7438016528926">
                <text:p>10.7438016528926</text:p>
              </table:table-cell>
            </table:table-row>
            <table:table-row>
              <table:table-cell office:value-type="string">
                <text:p>J'aime en avoir</text:p>
              </table:table-cell>
              <table:table-cell office:value-type="float" office:value="5.78512396694215">
                <text:p>5.785123966942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msFillGradient_20_1" draw:display-name="msFillGradient 1" draw:style="ellipsoid" draw:cx="50%" draw:cy="50%" draw:start-color="#262626" draw:end-color="#595959" draw:start-intensity="100%" draw:end-intensity="100%" draw:angle="900" draw:border="0%"/>
    <draw:gradient draw:name="msFillGradient_20_2" draw:display-name="msFillGradient 2" draw:style="linear" draw:start-color="#2e5f99" draw:end-color="#397bca" draw:start-intensity="100%" draw:end-intensity="100%" draw:angle="1800" draw:border="0%"/>
    <draw:gradient draw:name="msFillGradient_20_3" draw:display-name="msFillGradient 3" draw:style="linear" draw:start-color="#9c2f2c" draw:end-color="#ce3a36" draw:start-intensity="100%" draw:end-intensity="100%" draw:angle="1800" draw:border="0%"/>
    <draw:gradient draw:name="msFillGradient_20_4" draw:display-name="msFillGradient 4" draw:style="linear" draw:start-color="#779637" draw:end-color="#9cc745" draw:start-intensity="100%" draw:end-intensity="100%" draw:angle="180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fr" number:country="FR">
      <number:number number:min-integer-digits="1"/>
    </number:number-style>
    <style:style style:name="ch1" style:family="chart">
      <style:graphic-properties draw:stroke="none" svg:stroke-width="0.026cm" draw:fill="gradient" draw:fill-gradient-name="msFillGradient_20_1"/>
    </style:style>
    <style:style style:name="ch2" style:family="chart">
      <style:chart-properties chart:auto-position="true"/>
      <style:text-properties fo:color="#000000" fo:font-family="Calibri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percentage" chart:data-label-text="false" chart:data-label-symbol="false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8000">
      <style:chart-properties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4pt" style:font-size-asian="14pt" style:font-size-complex="14pt"/>
    </style:style>
    <style:style style:name="ch8" style:family="chart">
      <style:chart-properties chart:solid-type="cuboid"/>
      <style:graphic-properties draw:fill="gradient" draw:fill-color="#4f81bd" draw:fill-gradient-name="msFillGradient_20_2"/>
    </style:style>
    <style:style style:name="ch9" style:family="chart">
      <style:chart-properties chart:solid-type="cuboid"/>
      <style:graphic-properties draw:fill="gradient" draw:fill-color="#c0504d" draw:fill-gradient-name="msFillGradient_20_3"/>
    </style:style>
    <style:style style:name="ch10" style:family="chart">
      <style:chart-properties chart:solid-type="cuboid"/>
      <style:graphic-properties draw:fill="gradient" draw:fill-color="#9bbb59" draw:fill-gradient-name="msFillGradient_20_4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074cm" svg:height="10.74cm" xlink:href=".." xlink:type="simple" chart:class="chart:circle" chart:style-name="ch1">
        <chart:title svg:x="0.905cm" svg:y="0.35cm" chart:style-name="ch2">
          <text:p>Avoir des publicités ciblées sur un site vous incite-t-il à cliquer dessus ?  </text:p>
        </chart:title>
        <chart:legend chart:legend-position="bottom" svg:x="6.997cm" svg:y="9.973cm" style:legend-expansion="wide" chart:style-name="ch3"/>
        <chart:plot-area chart:style-name="ch4" table:cell-range-address="Feuil1.K2:Feuil1.K4 Feuil1.M2:Feuil1.M4" chart:data-source-has-labels="column" svg:x="0.381cm" svg:y="1.815cm" svg:width="18.312cm" svg:height="7.944cm">
          <chartooo:coordinate-region svg:x="6.05cm" svg:y="2.403cm" svg:width="6.848cm" svg:height="6.848cm"/>
          <chart:axis chart:dimension="x" chart:name="primary-x" chart:style-name="ch5" chartooo:axis-type="text">
            <chart:categories table:cell-range-address="Feuil1.K2:Feuil1.K4"/>
          </chart:axis>
          <chart:axis chart:dimension="y" chart:name="primary-y" chart:style-name="ch6"/>
          <chart:series chart:style-name="ch7" chart:values-cell-range-address="Feuil1.M2:Feuil1.M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string">
                <text:p>Oui</text:p>
                <draw:g>
                  <svg:desc>Feuil1.K2:Feuil1.K4</svg:desc>
                </draw:g>
              </table:table-cell>
              <table:table-cell office:value-type="float" office:value="21.4876033057851">
                <text:p>21.4876033057851</text:p>
                <draw:g>
                  <svg:desc>Feuil1.M2:Feuil1.M4</svg:desc>
                </draw:g>
              </table:table-cell>
            </table:table-row>
            <table:table-row>
              <table:table-cell office:value-type="string">
                <text:p>Non</text:p>
              </table:table-cell>
              <table:table-cell office:value-type="float" office:value="75.2066115702479">
                <text:p>75.2066115702479</text:p>
              </table:table-cell>
            </table:table-row>
            <table:table-row>
              <table:table-cell office:value-type="string">
                <text:p>Ne se prononce pas</text:p>
              </table:table-cell>
              <table:table-cell office:value-type="float" office:value="3.30578512396694">
                <text:p>3.305785123966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msFillGradient_20_1" draw:display-name="msFillGradient 1" draw:style="ellipsoid" draw:cx="50%" draw:cy="50%" draw:start-color="#262626" draw:end-color="#595959" draw:start-intensity="100%" draw:end-intensity="100%" draw:angle="900" draw:border="0%"/>
    <draw:gradient draw:name="msFillGradient_20_2" draw:display-name="msFillGradient 2" draw:style="linear" draw:start-color="#2e5f99" draw:end-color="#397bca" draw:start-intensity="100%" draw:end-intensity="100%" draw:angle="1800" draw:border="0%"/>
    <draw:gradient draw:name="msFillGradient_20_3" draw:display-name="msFillGradient 3" draw:style="linear" draw:start-color="#9c2f2c" draw:end-color="#ce3a36" draw:start-intensity="100%" draw:end-intensity="100%" draw:angle="1800" draw:border="0%"/>
    <draw:gradient draw:name="msFillGradient_20_4" draw:display-name="msFillGradient 4" draw:style="linear" draw:start-color="#779637" draw:end-color="#9cc745" draw:start-intensity="100%" draw:end-intensity="100%" draw:angle="180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fr" number:country="FR">
      <number:number number:min-integer-digits="1"/>
    </number:number-style>
    <style:style style:name="ch1" style:family="chart">
      <style:graphic-properties draw:stroke="none" svg:stroke-width="0.026cm" draw:fill="gradient" draw:fill-gradient-name="msFillGradient_20_1"/>
    </style:style>
    <style:style style:name="ch2" style:family="chart">
      <style:chart-properties chart:auto-position="true"/>
      <style:text-properties fo:color="#000000" fo:font-family="Calibri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percentage" chart:data-label-text="false" chart:data-label-symbol="false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8000">
      <style:chart-properties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4pt" style:font-size-asian="14pt" style:font-size-complex="14pt"/>
    </style:style>
    <style:style style:name="ch8" style:family="chart">
      <style:chart-properties chart:solid-type="cuboid"/>
      <style:graphic-properties draw:fill="gradient" draw:fill-color="#4f81bd" draw:fill-gradient-name="msFillGradient_20_2"/>
    </style:style>
    <style:style style:name="ch9" style:family="chart">
      <style:chart-properties chart:solid-type="cuboid"/>
      <style:graphic-properties draw:fill="gradient" draw:fill-color="#c0504d" draw:fill-gradient-name="msFillGradient_20_3"/>
    </style:style>
    <style:style style:name="ch10" style:family="chart">
      <style:chart-properties chart:solid-type="cuboid"/>
      <style:graphic-properties draw:fill="gradient" draw:fill-color="#9bbb59" draw:fill-gradient-name="msFillGradient_20_4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238cm" svg:height="10.237cm" xlink:href=".." xlink:type="simple" chart:class="chart:circle" chart:style-name="ch1">
        <chart:title svg:x="-5.289cm" svg:y="0.34cm" chart:style-name="ch2">
          <text:p>Faites-vous attention aux données personnelles que vous envoyez sur un réseau social ou lors d'une inscription sur un site ?  </text:p>
        </chart:title>
        <chart:legend chart:legend-position="bottom" svg:x="7.079cm" svg:y="9.47cm" style:legend-expansion="wide" chart:style-name="ch3"/>
        <chart:plot-area chart:style-name="ch4" table:cell-range-address="Feuil1.U2:Feuil1.U4 Feuil1.W2:Feuil1.W4" chart:data-source-has-labels="column" svg:x="0.384cm" svg:y="1.785cm" svg:width="18.47cm" svg:height="7.481cm">
          <chartooo:coordinate-region svg:x="6.53cm" svg:y="2.528cm" svg:width="6.237cm" svg:height="6.237cm"/>
          <chart:axis chart:dimension="x" chart:name="primary-x" chart:style-name="ch5" chartooo:axis-type="text">
            <chart:categories table:cell-range-address="Feuil1.U2:Feuil1.U4"/>
          </chart:axis>
          <chart:axis chart:dimension="y" chart:name="primary-y" chart:style-name="ch6"/>
          <chart:series chart:style-name="ch7" chart:values-cell-range-address="Feuil1.W2:Feuil1.W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W</text:p>
              </table:table-cell>
            </table:table-row>
          </table:table-header-rows>
          <table:table-rows>
            <table:table-row>
              <table:table-cell office:value-type="string">
                <text:p>Oui</text:p>
                <draw:g>
                  <svg:desc>Feuil1.U2:Feuil1.U4</svg:desc>
                </draw:g>
              </table:table-cell>
              <table:table-cell office:value-type="float" office:value="80.9917355371901">
                <text:p>80.9917355371901</text:p>
                <draw:g>
                  <svg:desc>Feuil1.W2:Feuil1.W4</svg:desc>
                </draw:g>
              </table:table-cell>
            </table:table-row>
            <table:table-row>
              <table:table-cell office:value-type="string">
                <text:p>Non</text:p>
              </table:table-cell>
              <table:table-cell office:value-type="float" office:value="17.3553719008264">
                <text:p>17.3553719008264</text:p>
              </table:table-cell>
            </table:table-row>
            <table:table-row>
              <table:table-cell office:value-type="string">
                <text:p>Ne se prononce pas</text:p>
              </table:table-cell>
              <table:table-cell office:value-type="float" office:value="1.65289256198347">
                <text:p>1.652892561983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msFillGradient_20_1" draw:display-name="msFillGradient 1" draw:style="ellipsoid" draw:cx="50%" draw:cy="50%" draw:start-color="#262626" draw:end-color="#595959" draw:start-intensity="100%" draw:end-intensity="100%" draw:angle="900" draw:border="0%"/>
    <draw:gradient draw:name="msFillGradient_20_2" draw:display-name="msFillGradient 2" draw:style="linear" draw:start-color="#2e5f99" draw:end-color="#397bca" draw:start-intensity="100%" draw:end-intensity="100%" draw:angle="1800" draw:border="0%"/>
    <draw:gradient draw:name="msFillGradient_20_3" draw:display-name="msFillGradient 3" draw:style="linear" draw:start-color="#9c2f2c" draw:end-color="#ce3a36" draw:start-intensity="100%" draw:end-intensity="100%" draw:angle="1800" draw:border="0%"/>
    <draw:gradient draw:name="msFillGradient_20_4" draw:display-name="msFillGradient 4" draw:style="linear" draw:start-color="#779637" draw:end-color="#9cc745" draw:start-intensity="100%" draw:end-intensity="100%" draw:angle="180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fr" number:country="FR">
      <number:number number:min-integer-digits="1"/>
    </number:number-style>
    <style:style style:name="ch1" style:family="chart">
      <style:graphic-properties draw:stroke="none" svg:stroke-width="0.026cm" draw:fill="gradient" draw:fill-gradient-name="msFillGradient_20_1"/>
    </style:style>
    <style:style style:name="ch2" style:family="chart">
      <style:chart-properties chart:auto-position="true"/>
      <style:text-properties fo:color="#000000" fo:font-family="Calibri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percentage" chart:data-label-text="false" chart:data-label-symbol="false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8000">
      <style:chart-properties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4pt" style:font-size-asian="14pt" style:font-size-complex="14pt"/>
    </style:style>
    <style:style style:name="ch8" style:family="chart">
      <style:chart-properties chart:solid-type="cuboid"/>
      <style:graphic-properties draw:fill="gradient" draw:fill-color="#4f81bd" draw:fill-gradient-name="msFillGradient_20_2"/>
    </style:style>
    <style:style style:name="ch9" style:family="chart">
      <style:chart-properties chart:solid-type="cuboid"/>
      <style:graphic-properties draw:fill="gradient" draw:fill-color="#c0504d" draw:fill-gradient-name="msFillGradient_20_3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983cm" svg:height="11.526cm" xlink:href=".." xlink:type="simple" chart:class="chart:circle" chart:style-name="ch1">
        <chart:title svg:x="-5.92cm" svg:y="0.366cm" chart:style-name="ch2">
          <text:p>Vous préocupez-vous du traçage de vos données personnelles sur un réseau social tel que Facebook ou Twitter et l'utilisation de celle-ci ?</text:p>
        </chart:title>
        <chart:legend chart:legend-position="bottom" svg:x="9.451cm" svg:y="10.759cm" style:legend-expansion="wide" chart:style-name="ch3"/>
        <chart:plot-area chart:style-name="ch4" table:cell-range-address="Feuil1.A33:Feuil1.A34 Feuil1.C33:Feuil1.C34" chart:data-source-has-labels="column" svg:x="0.419cm" svg:y="1.863cm" svg:width="20.145cm" svg:height="8.666cm">
          <chartooo:coordinate-region svg:x="6.319cm" svg:y="2.025cm" svg:width="8.344cm" svg:height="8.344cm"/>
          <chart:axis chart:dimension="x" chart:name="primary-x" chart:style-name="ch5" chartooo:axis-type="text">
            <chart:categories table:cell-range-address="Feuil1.A33:Feuil1.A34"/>
          </chart:axis>
          <chart:axis chart:dimension="y" chart:name="primary-y" chart:style-name="ch6"/>
          <chart:series chart:style-name="ch7" chart:values-cell-range-address="Feuil1.C33:Feuil1.C34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Oui </text:p>
                <draw:g>
                  <svg:desc>Feuil1.A33:Feuil1.A34</svg:desc>
                </draw:g>
              </table:table-cell>
              <table:table-cell office:value-type="float" office:value="71.900826446281">
                <text:p>71.900826446281</text:p>
                <draw:g>
                  <svg:desc>Feuil1.C33:Feuil1.C34</svg:desc>
                </draw:g>
              </table:table-cell>
            </table:table-row>
            <table:table-row>
              <table:table-cell office:value-type="string">
                <text:p>Non</text:p>
              </table:table-cell>
              <table:table-cell office:value-type="float" office:value="28.099173553719">
                <text:p>28.0991735537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msFillGradient_20_1" draw:display-name="msFillGradient 1" draw:style="ellipsoid" draw:cx="50%" draw:cy="50%" draw:start-color="#262626" draw:end-color="#595959" draw:start-intensity="100%" draw:end-intensity="100%" draw:angle="900" draw:border="0%"/>
    <draw:gradient draw:name="msFillGradient_20_2" draw:display-name="msFillGradient 2" draw:style="linear" draw:start-color="#2e5f99" draw:end-color="#397bca" draw:start-intensity="100%" draw:end-intensity="100%" draw:angle="1800" draw:border="0%"/>
    <draw:gradient draw:name="msFillGradient_20_3" draw:display-name="msFillGradient 3" draw:style="linear" draw:start-color="#9c2f2c" draw:end-color="#ce3a36" draw:start-intensity="100%" draw:end-intensity="100%" draw:angle="1800" draw:border="0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fr" number:country="FR">
      <number:number number:min-integer-digits="1"/>
    </number:number-style>
    <style:style style:name="ch1" style:family="chart">
      <style:graphic-properties draw:stroke="none" svg:stroke-width="0.026cm" draw:fill="gradient" draw:fill-gradient-name="msFillGradient_20_1"/>
    </style:style>
    <style:style style:name="ch2" style:family="chart">
      <style:chart-properties chart:auto-position="true"/>
      <style:text-properties fo:color="#000000" fo:font-family="Calibri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percentage" chart:data-label-text="false" chart:data-label-symbol="false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8000">
      <style:chart-properties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4pt" style:font-size-asian="14pt" style:font-size-complex="14pt"/>
    </style:style>
    <style:style style:name="ch8" style:family="chart">
      <style:chart-properties chart:solid-type="cuboid"/>
      <style:graphic-properties draw:fill="gradient" draw:fill-color="#4f81bd" draw:fill-gradient-name="msFillGradient_20_2"/>
    </style:style>
    <style:style style:name="ch9" style:family="chart">
      <style:chart-properties chart:solid-type="cuboid"/>
      <style:graphic-properties draw:fill="gradient" draw:fill-color="#c0504d" draw:fill-gradient-name="msFillGradient_20_3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731cm" svg:height="9.292cm" xlink:href=".." xlink:type="simple" chart:class="chart:circle" chart:style-name="ch1">
        <chart:title svg:x="-0.326cm" svg:y="0.321cm" chart:style-name="ch2">
          <text:p>Utilisez-vous un logiciel effaceur de cookies (tel que CCleaner) ?</text:p>
        </chart:title>
        <chart:legend chart:legend-position="bottom" svg:x="6.356cm" svg:y="8.525cm" style:legend-expansion="wide" chart:style-name="ch3"/>
        <chart:plot-area chart:style-name="ch4" table:cell-range-address="Feuil1.L33:Feuil1.L34 Feuil1.N33:Feuil1.N34" chart:data-source-has-labels="column" svg:x="0.294cm" svg:y="1.728cm" svg:width="14.143cm" svg:height="6.612cm">
          <chartooo:coordinate-region svg:x="4.213cm" svg:y="1.883cm" svg:width="6.304cm" svg:height="6.304cm"/>
          <chart:axis chart:dimension="x" chart:name="primary-x" chart:style-name="ch5" chartooo:axis-type="text">
            <chart:categories table:cell-range-address="Feuil1.L33:Feuil1.L34"/>
          </chart:axis>
          <chart:axis chart:dimension="y" chart:name="primary-y" chart:style-name="ch6"/>
          <chart:series chart:style-name="ch7" chart:values-cell-range-address="Feuil1.N33:Feuil1.N34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N</text:p>
              </table:table-cell>
            </table:table-row>
          </table:table-header-rows>
          <table:table-rows>
            <table:table-row>
              <table:table-cell office:value-type="string">
                <text:p>Oui</text:p>
                <draw:g>
                  <svg:desc>Feuil1.L33:Feuil1.L34</svg:desc>
                </draw:g>
              </table:table-cell>
              <table:table-cell office:value-type="float" office:value="67.7685950413223">
                <text:p>67.7685950413223</text:p>
                <draw:g>
                  <svg:desc>Feuil1.N33:Feuil1.N34</svg:desc>
                </draw:g>
              </table:table-cell>
            </table:table-row>
            <table:table-row>
              <table:table-cell office:value-type="string">
                <text:p>Non</text:p>
              </table:table-cell>
              <table:table-cell office:value-type="float" office:value="32.2314049586777">
                <text:p>32.23140495867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msFillGradient_20_1" draw:display-name="msFillGradient 1" draw:style="ellipsoid" draw:cx="50%" draw:cy="50%" draw:start-color="#262626" draw:end-color="#595959" draw:start-intensity="100%" draw:end-intensity="100%" draw:angle="900" draw:border="0%"/>
    <draw:gradient draw:name="msFillGradient_20_2" draw:display-name="msFillGradient 2" draw:style="linear" draw:start-color="#2e5f99" draw:end-color="#397bca" draw:start-intensity="100%" draw:end-intensity="100%" draw:angle="1800" draw:border="0%"/>
    <draw:gradient draw:name="msFillGradient_20_3" draw:display-name="msFillGradient 3" draw:style="linear" draw:start-color="#9c2f2c" draw:end-color="#ce3a36" draw:start-intensity="100%" draw:end-intensity="100%" draw:angle="1800" draw:border="0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fr" number:country="FR">
      <number:number number:min-integer-digits="1"/>
    </number:number-style>
    <style:style style:name="ch1" style:family="chart">
      <style:graphic-properties draw:stroke="none" svg:stroke-width="0.026cm" draw:fill="gradient" draw:fill-gradient-name="msFillGradient_20_1"/>
    </style:style>
    <style:style style:name="ch2" style:family="chart">
      <style:text-properties fo:color="#000000" fo:font-family="Calibri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percentage" chart:data-label-text="false" chart:data-label-symbol="false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8000">
      <style:chart-properties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4pt" style:font-size-asian="14pt" style:font-size-complex="14pt"/>
    </style:style>
    <style:style style:name="ch8" style:family="chart">
      <style:chart-properties chart:solid-type="cuboid"/>
      <style:graphic-properties draw:fill="gradient" draw:fill-color="#4f81bd" draw:fill-gradient-name="msFillGradient_20_2"/>
    </style:style>
    <style:style style:name="ch9" style:family="chart">
      <style:chart-properties chart:solid-type="cuboid"/>
      <style:graphic-properties draw:fill="gradient" draw:fill-color="#c0504d" draw:fill-gradient-name="msFillGradient_20_3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823cm" svg:height="10.109cm" xlink:href=".." xlink:type="simple" chart:class="chart:circle" chart:style-name="ch1">
        <chart:title svg:x="1.902cm" svg:y="0.19cm" chart:style-name="ch2">
          <text:p>Utilisez-vous des bloqueur de publicités sur Internet</text:p>
        </chart:title>
        <chart:legend chart:legend-position="bottom" svg:x="6.402cm" svg:y="9.342cm" style:legend-expansion="wide" chart:style-name="ch3"/>
        <chart:plot-area chart:style-name="ch4" table:cell-range-address="Feuil1.V33:Feuil1.V34 Feuil1.X33:Feuil1.X34" chart:data-source-has-labels="column" svg:x="0.296cm" svg:y="1.779cm" svg:width="14.231cm" svg:height="7.361cm">
          <chartooo:coordinate-region svg:x="4.15cm" svg:y="2.199cm" svg:width="6.523cm" svg:height="6.523cm"/>
          <chart:axis chart:dimension="x" chart:name="primary-x" chart:style-name="ch5" chartooo:axis-type="text">
            <chart:categories table:cell-range-address="Feuil1.V33:Feuil1.V34"/>
          </chart:axis>
          <chart:axis chart:dimension="y" chart:name="primary-y" chart:style-name="ch6"/>
          <chart:series chart:style-name="ch7" chart:values-cell-range-address="Feuil1.X33:Feuil1.X34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X</text:p>
              </table:table-cell>
            </table:table-row>
          </table:table-header-rows>
          <table:table-rows>
            <table:table-row>
              <table:table-cell office:value-type="string">
                <text:p>Oui</text:p>
                <draw:g>
                  <svg:desc>Feuil1.V33:Feuil1.V34</svg:desc>
                </draw:g>
              </table:table-cell>
              <table:table-cell office:value-type="float" office:value="77.6859504132231">
                <text:p>77.6859504132231</text:p>
                <draw:g>
                  <svg:desc>Feuil1.X33:Feuil1.X34</svg:desc>
                </draw:g>
              </table:table-cell>
            </table:table-row>
            <table:table-row>
              <table:table-cell office:value-type="string">
                <text:p>Non</text:p>
              </table:table-cell>
              <table:table-cell office:value-type="float" office:value="22.3140495867769">
                <text:p>22.31404958677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msFillGradient_20_1" draw:display-name="msFillGradient 1" draw:style="ellipsoid" draw:cx="50%" draw:cy="50%" draw:start-color="#262626" draw:end-color="#595959" draw:start-intensity="100%" draw:end-intensity="100%" draw:angle="900" draw:border="0%"/>
    <draw:gradient draw:name="msFillGradient_20_2" draw:display-name="msFillGradient 2" draw:style="linear" draw:start-color="#2e5f99" draw:end-color="#397bca" draw:start-intensity="100%" draw:end-intensity="100%" draw:angle="1800" draw:border="0%"/>
    <draw:gradient draw:name="msFillGradient_20_3" draw:display-name="msFillGradient 3" draw:style="linear" draw:start-color="#9c2f2c" draw:end-color="#ce3a36" draw:start-intensity="100%" draw:end-intensity="100%" draw:angle="1800" draw:border="0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fr" number:country="FR">
      <number:number number:min-integer-digits="1"/>
    </number:number-style>
    <style:style style:name="ch1" style:family="chart">
      <style:graphic-properties draw:stroke="none" svg:stroke-width="0.026cm" draw:fill="gradient" draw:fill-gradient-name="msFillGradient_20_1"/>
    </style:style>
    <style:style style:name="ch2" style:family="chart">
      <style:text-properties fo:color="#000000" fo:font-family="Calibri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percentage" chart:data-label-text="false" chart:data-label-symbol="false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8000">
      <style:chart-properties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4pt" style:font-size-asian="14pt" style:font-size-complex="14pt"/>
    </style:style>
    <style:style style:name="ch8" style:family="chart">
      <style:chart-properties chart:solid-type="cuboid"/>
      <style:graphic-properties draw:fill="gradient" draw:fill-color="#4f81bd" draw:fill-gradient-name="msFillGradient_20_2"/>
    </style:style>
    <style:style style:name="ch9" style:family="chart">
      <style:chart-properties chart:solid-type="cuboid"/>
      <style:graphic-properties draw:fill="gradient" draw:fill-color="#c0504d" draw:fill-gradient-name="msFillGradient_20_3"/>
    </style:style>
    <style:style style:name="ch10" style:family="chart">
      <style:chart-properties chart:solid-type="cuboid"/>
      <style:graphic-properties draw:fill="gradient" draw:fill-color="#9bbb59" draw:fill-gradient-name="msFillGradient_20_4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0.327cm" svg:height="9.599cm" xlink:href=".." xlink:type="simple" chart:class="chart:circle" chart:style-name="ch1">
        <chart:title svg:x="7.053cm" svg:y="0.4cm" chart:style-name="ch2">
          <text:p>Si oui, lequel ?</text:p>
        </chart:title>
        <chart:legend chart:legend-position="bottom" svg:x="8.248cm" svg:y="8.832cm" style:legend-expansion="wide" chart:style-name="ch3"/>
        <chart:plot-area chart:style-name="ch4" table:cell-range-address="Feuil1.AF32:Feuil1.AF34 Feuil1.AH32:Feuil1.AH34" chart:data-source-has-labels="column" svg:x="0.406cm" svg:y="1.746cm" svg:width="19.515cm" svg:height="6.895cm">
          <chartooo:coordinate-region svg:x="7.383cm" svg:y="2.465cm" svg:width="5.532cm" svg:height="5.532cm"/>
          <chart:axis chart:dimension="x" chart:name="primary-x" chart:style-name="ch5" chartooo:axis-type="text">
            <chart:categories table:cell-range-address="Feuil1.AF32:Feuil1.AF34"/>
          </chart:axis>
          <chart:axis chart:dimension="y" chart:name="primary-y" chart:style-name="ch6"/>
          <chart:series chart:style-name="ch7" chart:values-cell-range-address="Feuil1.AH32:Feuil1.AH3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H</text:p>
              </table:table-cell>
            </table:table-row>
          </table:table-header-rows>
          <table:table-rows>
            <table:table-row>
              <table:table-cell office:value-type="string">
                <text:p>AdBlock</text:p>
                <draw:g>
                  <svg:desc>Feuil1.AF32:Feuil1.AF34</svg:desc>
                </draw:g>
              </table:table-cell>
              <table:table-cell office:value-type="float" office:value="87.5">
                <text:p>87.5</text:p>
                <draw:g>
                  <svg:desc>Feuil1.AH32:Feuil1.AH34</svg:desc>
                </draw:g>
              </table:table-cell>
            </table:table-row>
            <table:table-row>
              <table:table-cell office:value-type="string">
                <text:p>ABP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Autre</text:p>
              </table:table-cell>
              <table:table-cell office:value-type="float" office:value="6.25">
                <text:p>6.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msFillGradient_20_1" draw:display-name="msFillGradient 1" draw:style="ellipsoid" draw:cx="50%" draw:cy="50%" draw:start-color="#262626" draw:end-color="#595959" draw:start-intensity="100%" draw:end-intensity="100%" draw:angle="900" draw:border="0%"/>
    <draw:gradient draw:name="msFillGradient_20_2" draw:display-name="msFillGradient 2" draw:style="linear" draw:start-color="#2e5f99" draw:end-color="#397bca" draw:start-intensity="100%" draw:end-intensity="100%" draw:angle="1800" draw:border="0%"/>
    <draw:gradient draw:name="msFillGradient_20_3" draw:display-name="msFillGradient 3" draw:style="linear" draw:start-color="#9c2f2c" draw:end-color="#ce3a36" draw:start-intensity="100%" draw:end-intensity="100%" draw:angle="1800" draw:border="0%"/>
    <draw:gradient draw:name="msFillGradient_20_4" draw:display-name="msFillGradient 4" draw:style="linear" draw:start-color="#779637" draw:end-color="#9cc745" draw:start-intensity="100%" draw:end-intensity="100%" draw:angle="1800" draw:border="0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fr" number:country="FR">
      <number:number number:min-integer-digits="1"/>
    </number:number-style>
    <style:style style:name="ch1" style:family="chart">
      <style:graphic-properties draw:stroke="none" svg:stroke-width="0.026cm" draw:fill="gradient" draw:fill-gradient-name="msFillGradient_20_1"/>
    </style:style>
    <style:style style:name="ch2" style:family="chart">
      <style:chart-properties chart:auto-position="true"/>
      <style:text-properties fo:color="#000000" fo:font-family="Calibri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percentage" chart:data-label-text="false" chart:data-label-symbol="false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8000">
      <style:chart-properties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4pt" style:font-size-asian="14pt" style:font-size-complex="14pt"/>
    </style:style>
    <style:style style:name="ch8" style:family="chart">
      <style:chart-properties chart:solid-type="cuboid"/>
      <style:graphic-properties draw:fill="gradient" draw:fill-color="#4f81bd" draw:fill-gradient-name="msFillGradient_20_2"/>
    </style:style>
    <style:style style:name="ch9" style:family="chart">
      <style:chart-properties chart:solid-type="cuboid"/>
      <style:graphic-properties draw:fill="gradient" draw:fill-color="#c0504d" draw:fill-gradient-name="msFillGradient_20_3"/>
    </style:style>
    <style:style style:name="ch10" style:family="chart">
      <style:chart-properties chart:solid-type="cuboid"/>
      <style:graphic-properties draw:fill="gradient" draw:fill-color="#9bbb59" draw:fill-gradient-name="msFillGradient_20_4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7.027cm" svg:height="10.576cm" xlink:href=".." xlink:type="simple" chart:class="chart:circle" chart:style-name="ch1">
        <chart:title svg:x="-4.66cm" svg:y="0.347cm" chart:style-name="ch2">
          <text:p>Un Internet sans publicités coûterait à chaque  internaute 170€ par an et par utilisateur, cela vous choque-t-il ?</text:p>
        </chart:title>
        <chart:legend chart:legend-position="bottom" svg:x="5.942cm" svg:y="9.809cm" style:legend-expansion="wide" chart:style-name="ch3"/>
        <chart:plot-area chart:style-name="ch4" table:cell-range-address="Feuil1.AG2:Feuil1.AG4 Feuil1.AI2:Feuil1.AI4" chart:data-source-has-labels="column" svg:x="0.34cm" svg:y="1.806cm" svg:width="16.347cm" svg:height="7.792cm">
          <chartooo:coordinate-region svg:x="4.962cm" svg:y="2.533cm" svg:width="7.065cm" svg:height="7.065cm"/>
          <chart:axis chart:dimension="x" chart:name="primary-x" chart:style-name="ch5" chartooo:axis-type="text">
            <chart:categories table:cell-range-address="Feuil1.AG2:Feuil1.AG4"/>
          </chart:axis>
          <chart:axis chart:dimension="y" chart:name="primary-y" chart:style-name="ch6"/>
          <chart:series chart:style-name="ch7" chart:values-cell-range-address="Feuil1.AI2:Feuil1.AI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I</text:p>
              </table:table-cell>
            </table:table-row>
          </table:table-header-rows>
          <table:table-rows>
            <table:table-row>
              <table:table-cell office:value-type="string">
                <text:p>Oui </text:p>
                <draw:g>
                  <svg:desc>Feuil1.AG2:Feuil1.AG4</svg:desc>
                </draw:g>
              </table:table-cell>
              <table:table-cell office:value-type="float" office:value="47.1074380165289">
                <text:p>47.1074380165289</text:p>
                <draw:g>
                  <svg:desc>Feuil1.AI2:Feuil1.AI4</svg:desc>
                </draw:g>
              </table:table-cell>
            </table:table-row>
            <table:table-row>
              <table:table-cell office:value-type="string">
                <text:p>Non</text:p>
              </table:table-cell>
              <table:table-cell office:value-type="float" office:value="47.9338842975207">
                <text:p>47.9338842975207</text:p>
              </table:table-cell>
            </table:table-row>
            <table:table-row>
              <table:table-cell office:value-type="string">
                <text:p>Ne se prononce pas</text:p>
              </table:table-cell>
              <table:table-cell office:value-type="float" office:value="4.95867768595041">
                <text:p>4.9586776859504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msFillGradient_20_1" draw:display-name="msFillGradient 1" draw:style="ellipsoid" draw:cx="50%" draw:cy="50%" draw:start-color="#262626" draw:end-color="#595959" draw:start-intensity="100%" draw:end-intensity="100%" draw:angle="900" draw:border="0%"/>
    <draw:gradient draw:name="msFillGradient_20_2" draw:display-name="msFillGradient 2" draw:style="linear" draw:start-color="#2e5f99" draw:end-color="#397bca" draw:start-intensity="100%" draw:end-intensity="100%" draw:angle="1800" draw:border="0%"/>
    <draw:gradient draw:name="msFillGradient_20_3" draw:display-name="msFillGradient 3" draw:style="linear" draw:start-color="#9c2f2c" draw:end-color="#ce3a36" draw:start-intensity="100%" draw:end-intensity="100%" draw:angle="1800" draw:border="0%"/>
    <draw:gradient draw:name="msFillGradient_20_4" draw:display-name="msFillGradient 4" draw:style="linear" draw:start-color="#779637" draw:end-color="#9cc745" draw:start-intensity="100%" draw:end-intensity="100%" draw:angle="1800" draw:border="0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fr" number:country="FR">
      <number:number number:min-integer-digits="1"/>
    </number:number-style>
    <style:style style:name="ch1" style:family="chart">
      <style:graphic-properties draw:stroke="none" svg:stroke-width="0.026cm" draw:fill="gradient" draw:fill-gradient-name="msFillGradient_20_1"/>
    </style:style>
    <style:style style:name="ch2" style:family="chart">
      <style:chart-properties chart:auto-position="true"/>
      <style:text-properties fo:color="#000000" fo:font-family="Calibri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data-label-number="percentage" chart:data-label-text="false" chart:data-label-symbol="false"/>
    </style:style>
    <style:style style:name="ch5" style:family="chart" style:data-style-name="N8000">
      <style:chart-properties chart:display-label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true" chart:logarithmic="false" chart:reverse-direction="tru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8000">
      <style:chart-properties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4f81bd"/>
      <style:text-properties fo:color="#000000" fo:font-family="Calibri" fo:font-size="14pt" style:font-size-asian="14pt" style:font-size-complex="14pt"/>
    </style:style>
    <style:style style:name="ch8" style:family="chart">
      <style:chart-properties chart:solid-type="cuboid"/>
      <style:graphic-properties draw:fill="gradient" draw:fill-color="#4f81bd" draw:fill-gradient-name="msFillGradient_20_2"/>
    </style:style>
    <style:style style:name="ch9" style:family="chart">
      <style:chart-properties chart:solid-type="cuboid"/>
      <style:graphic-properties draw:fill="gradient" draw:fill-color="#c0504d" draw:fill-gradient-name="msFillGradient_20_3"/>
    </style:style>
    <style:style style:name="ch10" style:family="chart">
      <style:chart-properties chart:solid-type="cuboid"/>
      <style:graphic-properties draw:fill="gradient" draw:fill-color="#9bbb59" draw:fill-gradient-name="msFillGradient_20_4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9.634cm" svg:height="9.34cm" xlink:href=".." xlink:type="simple" chart:class="chart:circle" chart:style-name="ch1">
        <chart:title svg:x="2.825cm" svg:y="0.322cm" chart:style-name="ch2">
          <text:p>Seriez-vous prêts à payer pour ne pas avoir de publicités ?</text:p>
        </chart:title>
        <chart:legend chart:legend-position="bottom" svg:x="7.277cm" svg:y="8.573cm" style:legend-expansion="wide" chart:style-name="ch3"/>
        <chart:plot-area chart:style-name="ch4" table:cell-range-address="Feuil1.AQ2:Feuil1.AQ4 Feuil1.AS2:Feuil1.AS4" chart:data-source-has-labels="column" svg:x="0.392cm" svg:y="1.731cm" svg:width="18.85cm" svg:height="6.656cm">
          <chartooo:coordinate-region svg:x="7.214cm" svg:y="2.455cm" svg:width="5.205cm" svg:height="5.205cm"/>
          <chart:axis chart:dimension="x" chart:name="primary-x" chart:style-name="ch5" chartooo:axis-type="text">
            <chart:categories table:cell-range-address="Feuil1.AQ2:Feuil1.AQ4"/>
          </chart:axis>
          <chart:axis chart:dimension="y" chart:name="primary-y" chart:style-name="ch6"/>
          <chart:series chart:style-name="ch7" chart:values-cell-range-address="Feuil1.AS2:Feuil1.AS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S</text:p>
              </table:table-cell>
            </table:table-row>
          </table:table-header-rows>
          <table:table-rows>
            <table:table-row>
              <table:table-cell office:value-type="string">
                <text:p>Oui</text:p>
                <draw:g>
                  <svg:desc>Feuil1.AQ2:Feuil1.AQ4</svg:desc>
                </draw:g>
              </table:table-cell>
              <table:table-cell office:value-type="float" office:value="10.7438016528926">
                <text:p>10.7438016528926</text:p>
                <draw:g>
                  <svg:desc>Feuil1.AS2:Feuil1.AS4</svg:desc>
                </draw:g>
              </table:table-cell>
            </table:table-row>
            <table:table-row>
              <table:table-cell office:value-type="string">
                <text:p>Non</text:p>
              </table:table-cell>
              <table:table-cell office:value-type="float" office:value="83.4710743801653">
                <text:p>83.4710743801653</text:p>
              </table:table-cell>
            </table:table-row>
            <table:table-row>
              <table:table-cell office:value-type="string">
                <text:p>Ne se prononce pas</text:p>
              </table:table-cell>
              <table:table-cell office:value-type="float" office:value="5.78512396694215">
                <text:p>5.785123966942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msFillGradient_20_1" draw:display-name="msFillGradient 1" draw:style="ellipsoid" draw:cx="50%" draw:cy="50%" draw:start-color="#262626" draw:end-color="#595959" draw:start-intensity="100%" draw:end-intensity="100%" draw:angle="900" draw:border="0%"/>
    <draw:gradient draw:name="msFillGradient_20_2" draw:display-name="msFillGradient 2" draw:style="linear" draw:start-color="#2e5f99" draw:end-color="#397bca" draw:start-intensity="100%" draw:end-intensity="100%" draw:angle="1800" draw:border="0%"/>
    <draw:gradient draw:name="msFillGradient_20_3" draw:display-name="msFillGradient 3" draw:style="linear" draw:start-color="#9c2f2c" draw:end-color="#ce3a36" draw:start-intensity="100%" draw:end-intensity="100%" draw:angle="1800" draw:border="0%"/>
    <draw:gradient draw:name="msFillGradient_20_4" draw:display-name="msFillGradient 4" draw:style="linear" draw:start-color="#779637" draw:end-color="#9cc745" draw:start-intensity="100%" draw:end-intensity="100%" draw:angle="1800" draw:border="0%"/>
  </office:styles>
</office:document-styles>
</file>